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e" draw:opacity="100%"/>
      <style:paragraph-properties fo:margin-left="0cm" fo:margin-right="0cm" fo:margin-top="0.529cm" fo:margin-bottom="0.238cm" loext:contextual-spacing="false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2pt" fo:letter-spacing="normal" fo:font-style="normal"/>
    </style:style>
    <style:style style:name="P2" style:family="paragraph" style:parent-style-name="Heading_20_1">
      <style:text-properties fo:font-variant="normal" fo:text-transform="none" fo:color="#000000" style:font-name="Helvetica" fo:font-size="13.5pt" fo:letter-spacing="normal" fo:font-style="normal"/>
    </style:style>
    <style:style style:name="P3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0.5pt" fo:letter-spacing="normal" fo:font-style="normal" fo:font-weight="normal"/>
    </style:style>
    <style:style style:name="P4" style:family="paragraph">
      <style:paragraph-properties fo:margin-left="0cm" fo:margin-right="0cm" fo:margin-top="0cm" fo:margin-bottom="0.265cm" style:line-height-at-least="0.423cm" fo:text-indent="0cm"/>
      <style:text-properties fo:color="#000000" style:font-name="Helvetica1" fo:font-size="10.5pt" style:font-name-complex="Helvetica1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a xlink:type="simple" xlink:href="https://rockingsoccer.com/lv/futbols/help/home/category-12/article-36" text:style-name="Internet_20_link" text:visited-style-name="Visited_20_Internet_20_Link">https://rockingsoccer.com/lv/futbols/help/home/category-12/article-36</text:a></text:h>
      <text:h text:style-name="P2" text:outline-level="1">U-21 spēles: U21 spēles</text:h>
      <text:p text:style-name="P3">U21 spēlēm ir daudz atšķirību no parastiem mačiem.</text:p>
      <text:h text:style-name="P1" text:outline-level="3">Spēlētāju skaits</text:h>
      <text:p text:style-name="P3">Vislielākā atšķirība ir spēlētāju skaitā. U21 spēlēs tiek aizvadītas 7 pret 7 formātā. Tiek dota iespēja izmantot visas 6 maiņas (ierasto 3 vietā). Tas nozīmē, ka katrā spēlē, pieredzi var gūt līdz pat 13 dažādi spēlētāji.</text:p>
      <text:p text:style-name="P3">Dažas pozīcijas 7 pret 7 futbolā ir specifiskas (LCB, RCB un citas). Šīs pozīcijas nosedz gan centru, gan flangus.</text:p>
      <text:h text:style-name="P1" text:outline-level="3">Apmeklējums</text:h>
      <text:p text:style-name="P3">U21 spēles netiek apmeklētas un tās neietekmē jūsu popularitāti (fanu skaitu). Uz šīm spēlēm nav iespējams tirgot biļetes.</text:p>
      <text:p text:style-name="P3">Kad tu, kā menedžeris, vēro U21 spēli tiešraidē, tu iegūsti 0.5 žetonus. Gan mājas, gan izbraukuma spēlēs.</text:p>
      <text:h text:style-name="P1" text:outline-level="3">Spēles momenti</text:h>
      <text:p text:style-name="P3">Risks iegūt traumu U21 spēlē ir mazāks. Arī kartiņas tiek piešķirtas retāk. U21 līgā iegūtās kartiņas tiek ņemtas vērā arī oficiālās līgas ietvaros un var novest pie diskvalifikācijas.</text:p>
      <text:p text:style-name="P3">Laukuma reģioni ir nemainīgi. U21 spēlēs spēlētāji ir nedaudz <office:annotation office:name="__Annotation__1_1227505179"><dc:creator>Nezināms autors</dc:creator><dc:date>2018-11-11T17:30:33.467000000</dc:date><text:p text:style-name="P4"><text:span text:style-name="T1">ātrāki</text:span></text:p></office:annotation>ātraki<office:annotation-end office:name="__Annotation__1_1227505179"/>, lai radītu iespaidu, ka laukums ir mazāks kā 11 pret 11 spēlēs.</text:p>
      <text:h text:style-name="P1" text:outline-level="3">Spēlētāju pieredze</text:h>
      <text:p text:style-name="P3">U21 spēles tiek skaitītas kopā ar oficiālās līgas spēlēm. Tas nozīmē, ka <office:annotation office:name="__Annotation__3_1227505179"><dc:creator>Nezināms autors</dc:creator><dc:date>2018-11-11T17:30:52.377000000</dc:date><text:p text:style-name="P4"><text:span text:style-name="T1">spēlētājs</text:span></text:p></office:annotation>spēlētajs<office:annotation-end office:name="__Annotation__3_1227505179"/> sezonas laikā, spēlējot dažādās līgās, nevar iegūt pieredzi vairāk, kā 20 spēlēs. U21 spēles dod 90% no līgas spēļu pieredzes.</text:p>
      <text:h text:style-name="P1" text:outline-level="3">Spēļu analīze</text:h>
      <text:p text:style-name="P3">U21 spēles nevar analizēt, pat ar attīstītu skautu biroju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7:28:53.916000000</meta:creation-date>
    <dc:date>2018-11-11T17:32:38.673000000</dc:date>
    <meta:editing-duration>PT3M45S</meta:editing-duration>
    <meta:editing-cycles>2</meta:editing-cycles>
    <meta:generator>LibreOffice/6.0.2.1$Windows_X86_64 LibreOffice_project/f7f06a8f319e4b62f9bc5095aa112a65d2f3ac89</meta:generator>
    <meta:document-statistic meta:table-count="0" meta:image-count="0" meta:object-count="0" meta:page-count="1" meta:paragraph-count="16" meta:word-count="204" meta:character-count="1362" meta:non-whitespace-character-count="1174"/>
  </office:meta>
</office:document-meta>
</file>